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Text_20_body">
      <style:text-properties officeooo:rsid="00264af6" officeooo:paragraph-rsid="00264af6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36d2b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office:annotation><dc:creator>sge</dc:creator><dc:date>2017-07-13T11:59:21</dc:date><text:p text:style-name="P6"><text:span text:style-name="T3">do text if view.context_var('doc_intro')</text:span></text:p><text:p text:style-name="P6"><text:span text:style-name="T3">from pod(content=doc_intro.odt_file.data, format='odt', managePageStyles=None)</text:span></text:p></office:annotation><text:span text:style-name="T1">ne pas effacer cette ligne</text:span></text:p>
      <text:p text:style-name="Text_20_body"/>
      <text:p text:style-name="P4">Texte</text:p>
      <text:p text:style-name="P3"/>
      <text:p text:style-name="Standard"><office:annotation><dc:creator>sge</dc:creator><dc:date>2017-07-13T12:00:28</dc:date><text:p text:style-name="P6"><text:span text:style-name="T2">do text if view.context_var('doc_fin')</text:span></text:p><text:p text:style-name="P6"><text:span text:style-name="T2">from pod(content=doc_fin.odt_file.data, format='odt', managePageStyles=None)</text:span></text:p></office:annotation><text:span text:style-name="T1">ne pas effacer cette lig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style style:name="MT1" style:family="text">
      <style:text-properties officeooo:rsid="00336d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pod(content=doc_entete.odt_file.data, format='odt', managePageStyles=None)</text:p></office:annotation><text:span text:style-name="MT1">ne pas effacer cette ligne</text:spa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, managePageStyles=None)</text:p></office:annotation><text:span text:style-name="MT1">ne pas effacer cette lign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2-21T11:21:04.395518276</dc:date>
    <dc:creator>sge</dc:creator>
    <meta:editing-duration>PT24M43S</meta:editing-duration>
    <meta:editing-cycles>30</meta:editing-cycles>
    <meta:document-statistic meta:table-count="0" meta:image-count="0" meta:object-count="0" meta:page-count="1" meta:paragraph-count="5" meta:word-count="21" meta:character-count="109" meta:non-whitespace-character-count="93"/>
  </office:meta>
</office:document-meta>
</file>